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ep" table:style-name="ta1">
        <table:shapes>
          <draw:frame draw:z-index="0" draw:style-name="gr1" draw:text-style-name="P1" svg:width="159.99mm" svg:height="89.99mm" svg:x="307.9mm" svg:y="102.73mm">
            <loext:p draw:notify-on-update-of-ranges="step.B2:step.B12 step.F1:step.F1 step.F2:step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7.77mm" svg:y="0.01mm">
            <loext:p draw:notify-on-update-of-ranges="step.B2:step.B12 step.C1:step.C1 step.C2:step.C12 step.D1:step.D1 step.D2:step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7.51mm" svg:y="99.35mm">
            <loext:p draw:notify-on-update-of-ranges="step.B2:step.B12 step.G1:step.G1 step.G2:step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7.92mm" svg:y="1mm">
            <loext:p draw:notify-on-update-of-ranges="step.G1:step.G1 step.G2:step.G12 step.C1:step.C1 step.C2:step.C12 step.G1:step.G1 step.G2:step.G12 step.D1:step.D1 step.D2:step.D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14</text:p>
          </table:table-cell>
          <table:table-cell office:value-type="float" office:value="7.220579" calcext:value-type="float">
            <text:p>7.220579</text:p>
          </table:table-cell>
          <table:table-cell office:value-type="float" office:value="2.51675" calcext:value-type="float">
            <text:p>2.51675</text:p>
          </table:table-cell>
          <table:table-cell office:value-type="float" office:value="0" calcext:value-type="float">
            <text:p>0</text:p>
          </table:table-cell>
          <table:table-cell office:value-type="float" office:value="1305312" calcext:value-type="float">
            <text:p>13053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15</text:p>
          </table:table-cell>
          <table:table-cell office:value-type="float" office:value="4.703877" calcext:value-type="float">
            <text:p>4.703877</text:p>
          </table:table-cell>
          <table:table-cell office:value-type="float" office:value="1.346723" calcext:value-type="float">
            <text:p>1.346723</text:p>
          </table:table-cell>
          <table:table-cell office:value-type="float" office:value="0" calcext:value-type="float">
            <text:p>0</text:p>
          </table:table-cell>
          <table:table-cell office:value-type="float" office:value="1701693" calcext:value-type="float">
            <text:p>170169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16</text:p>
          </table:table-cell>
          <table:table-cell office:value-type="float" office:value="8.312586" calcext:value-type="float">
            <text:p>8.312586</text:p>
          </table:table-cell>
          <table:table-cell office:value-type="float" office:value="0.778793" calcext:value-type="float">
            <text:p>0.778793</text:p>
          </table:table-cell>
          <table:table-cell office:value-type="float" office:value="0" calcext:value-type="float">
            <text:p>0</text:p>
          </table:table-cell>
          <table:table-cell office:value-type="float" office:value="1567469" calcext:value-type="float">
            <text:p>15674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17</text:p>
          </table:table-cell>
          <table:table-cell office:value-type="float" office:value="3.222254" calcext:value-type="float">
            <text:p>3.222254</text:p>
          </table:table-cell>
          <table:table-cell office:value-type="float" office:value="0.689579" calcext:value-type="float">
            <text:p>0.689579</text:p>
          </table:table-cell>
          <table:table-cell office:value-type="float" office:value="0" calcext:value-type="float">
            <text:p>0</text:p>
          </table:table-cell>
          <table:table-cell office:value-type="float" office:value="1474848" calcext:value-type="float">
            <text:p>147484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18</text:p>
          </table:table-cell>
          <table:table-cell office:value-type="float" office:value="3.556739" calcext:value-type="float">
            <text:p>3.556739</text:p>
          </table:table-cell>
          <table:table-cell office:value-type="float" office:value="2.060371" calcext:value-type="float">
            <text:p>2.060371</text:p>
          </table:table-cell>
          <table:table-cell office:value-type="float" office:value="0" calcext:value-type="float">
            <text:p>0</text:p>
          </table:table-cell>
          <table:table-cell office:value-type="float" office:value="2795871" calcext:value-type="float">
            <text:p>27958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19</text:p>
          </table:table-cell>
          <table:table-cell office:value-type="float" office:value="3.431026" calcext:value-type="float">
            <text:p>3.431026</text:p>
          </table:table-cell>
          <table:table-cell office:value-type="float" office:value="1.845894" calcext:value-type="float">
            <text:p>1.845894</text:p>
          </table:table-cell>
          <table:table-cell office:value-type="float" office:value="0" calcext:value-type="float">
            <text:p>0</text:p>
          </table:table-cell>
          <table:table-cell office:value-type="float" office:value="2674244" calcext:value-type="float">
            <text:p>26742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20</text:p>
          </table:table-cell>
          <table:table-cell office:value-type="float" office:value="3.250466" calcext:value-type="float">
            <text:p>3.250466</text:p>
          </table:table-cell>
          <table:table-cell office:value-type="float" office:value="0.813367" calcext:value-type="float">
            <text:p>0.813367</text:p>
          </table:table-cell>
          <table:table-cell office:value-type="float" office:value="0" calcext:value-type="float">
            <text:p>0</text:p>
          </table:table-cell>
          <table:table-cell office:value-type="float" office:value="1380095" calcext:value-type="float">
            <text:p>13800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21</text:p>
          </table:table-cell>
          <table:table-cell office:value-type="float" office:value="3.142486" calcext:value-type="float">
            <text:p>3.142486</text:p>
          </table:table-cell>
          <table:table-cell office:value-type="float" office:value="1.193888" calcext:value-type="float">
            <text:p>1.193888</text:p>
          </table:table-cell>
          <table:table-cell office:value-type="float" office:value="0" calcext:value-type="float">
            <text:p>0</text:p>
          </table:table-cell>
          <table:table-cell office:value-type="float" office:value="2079036" calcext:value-type="float">
            <text:p>20790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22</text:p>
          </table:table-cell>
          <table:table-cell office:value-type="float" office:value="3.013252" calcext:value-type="float">
            <text:p>3.013252</text:p>
          </table:table-cell>
          <table:table-cell office:value-type="float" office:value="0.753678" calcext:value-type="float">
            <text:p>0.753678</text:p>
          </table:table-cell>
          <table:table-cell office:value-type="float" office:value="0" calcext:value-type="float">
            <text:p>0</text:p>
          </table:table-cell>
          <table:table-cell office:value-type="float" office:value="1313224" calcext:value-type="float">
            <text:p>131322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23</text:p>
          </table:table-cell>
          <table:table-cell office:value-type="float" office:value="3.365233" calcext:value-type="float">
            <text:p>3.365233</text:p>
          </table:table-cell>
          <table:table-cell office:value-type="float" office:value="1.320275" calcext:value-type="float">
            <text:p>1.320275</text:p>
          </table:table-cell>
          <table:table-cell office:value-type="float" office:value="0" calcext:value-type="float">
            <text:p>0</text:p>
          </table:table-cell>
          <table:table-cell office:value-type="float" office:value="2499487" calcext:value-type="float">
            <text:p>24994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42:24</text:p>
          </table:table-cell>
          <table:table-cell office:value-type="float" office:value="1.234338" calcext:value-type="float">
            <text:p>1.234338</text:p>
          </table:table-cell>
          <table:table-cell office:value-type="float" office:value="0.384252" calcext:value-type="float">
            <text:p>0.384252</text:p>
          </table:table-cell>
          <table:table-cell office:value-type="float" office:value="0" calcext:value-type="float">
            <text:p>0</text:p>
          </table:table-cell>
          <table:table-cell office:value-type="float" office:value="714375" calcext:value-type="float">
            <text:p>71437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09-07T14:54:31.326482970</dc:date>
    <meta:editing-duration>PT4S</meta:editing-duration>
    <meta:editing-cycles>1</meta:editing-cycles>
    <meta:document-statistic meta:table-count="1" meta:cell-count="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step.B2:step.B12 step.F1:step.F12" chart:data-source-has-labels="both" svg:x="0.32cm" svg:y="0.18cm" svg:width="13.758cm" svg:height="8.64cm">
          <chartooo:coordinate-region svg:x="1.867cm" svg:y="0.18cm" svg:width="12.211cm" svg:height="7.037cm"/>
          <chart:axis chart:dimension="x" chart:name="primary-x" chart:style-name="ch4" chartooo:axis-type="auto">
            <chartooo:date-scale/>
            <chart:categories table:cell-range-address="step.B2:step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F2:step.F12" chart:label-cell-address="step.F1:step.F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step.F1:step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42:14</text:p>
                <draw:g>
                  <svg:desc>step.B2:step.B12</svg:desc>
                </draw:g>
              </table:table-cell>
              <table:table-cell office:value-type="float" office:value="1305312">
                <text:p>1305312</text:p>
                <draw:g>
                  <svg:desc>step.F2:step.F12</svg:desc>
                </draw:g>
              </table:table-cell>
            </table:table-row>
            <table:table-row>
              <table:table-cell office:value-type="string">
                <text:p>14:42:15</text:p>
              </table:table-cell>
              <table:table-cell office:value-type="float" office:value="1701693">
                <text:p>1701693</text:p>
              </table:table-cell>
            </table:table-row>
            <table:table-row>
              <table:table-cell office:value-type="string">
                <text:p>14:42:16</text:p>
              </table:table-cell>
              <table:table-cell office:value-type="float" office:value="1567469">
                <text:p>1567469</text:p>
              </table:table-cell>
            </table:table-row>
            <table:table-row>
              <table:table-cell office:value-type="string">
                <text:p>14:42:17</text:p>
              </table:table-cell>
              <table:table-cell office:value-type="float" office:value="1474848">
                <text:p>1474848</text:p>
              </table:table-cell>
            </table:table-row>
            <table:table-row>
              <table:table-cell office:value-type="string">
                <text:p>14:42:18</text:p>
              </table:table-cell>
              <table:table-cell office:value-type="float" office:value="2795871">
                <text:p>2795871</text:p>
              </table:table-cell>
            </table:table-row>
            <table:table-row>
              <table:table-cell office:value-type="string">
                <text:p>14:42:19</text:p>
              </table:table-cell>
              <table:table-cell office:value-type="float" office:value="2674244">
                <text:p>2674244</text:p>
              </table:table-cell>
            </table:table-row>
            <table:table-row>
              <table:table-cell office:value-type="string">
                <text:p>14:42:20</text:p>
              </table:table-cell>
              <table:table-cell office:value-type="float" office:value="1380095">
                <text:p>1380095</text:p>
              </table:table-cell>
            </table:table-row>
            <table:table-row>
              <table:table-cell office:value-type="string">
                <text:p>14:42:21</text:p>
              </table:table-cell>
              <table:table-cell office:value-type="float" office:value="2079036">
                <text:p>2079036</text:p>
              </table:table-cell>
            </table:table-row>
            <table:table-row>
              <table:table-cell office:value-type="string">
                <text:p>14:42:22</text:p>
              </table:table-cell>
              <table:table-cell office:value-type="float" office:value="1313224">
                <text:p>1313224</text:p>
              </table:table-cell>
            </table:table-row>
            <table:table-row>
              <table:table-cell office:value-type="string">
                <text:p>14:42:23</text:p>
              </table:table-cell>
              <table:table-cell office:value-type="float" office:value="2499487">
                <text:p>2499487</text:p>
              </table:table-cell>
            </table:table-row>
            <table:table-row>
              <table:table-cell office:value-type="string">
                <text:p>14:42:24</text:p>
              </table:table-cell>
              <table:table-cell office:value-type="float" office:value="714375">
                <text:p>71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step.B1:step.D12" chart:data-source-has-labels="both" svg:x="0.32cm" svg:y="0.18cm" svg:width="13.361cm" svg:height="8.64cm">
          <chartooo:coordinate-region svg:x="0.793cm" svg:y="0.18cm" svg:width="12.888cm" svg:height="7.038cm"/>
          <chart:axis chart:dimension="x" chart:name="primary-x" chart:style-name="ch4" chartooo:axis-type="auto">
            <chartooo:date-scale/>
            <chart:categories table:cell-range-address="step.B2:step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C2:step.C12" chart:label-cell-address="step.C1:step.C1" chart:class="chart:bar">
            <chart:data-point chart:repeated="11"/>
          </chart:series>
          <chart:series chart:style-name="ch8" chart:values-cell-range-address="step.D2:step.D12" chart:label-cell-address="step.D1:step.D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42:14</text:p>
                <draw:g>
                  <svg:desc>step.B2:step.B12</svg:desc>
                </draw:g>
              </table:table-cell>
              <table:table-cell office:value-type="float" office:value="7.220579">
                <text:p>7.220579</text:p>
                <draw:g>
                  <svg:desc>step.C2:step.C12</svg:desc>
                </draw:g>
              </table:table-cell>
              <table:table-cell office:value-type="float" office:value="2.51675">
                <text:p>2.51675</text:p>
                <draw:g>
                  <svg:desc>step.D2:step.D12</svg:desc>
                </draw:g>
              </table:table-cell>
            </table:table-row>
            <table:table-row>
              <table:table-cell office:value-type="string">
                <text:p>14:42:15</text:p>
              </table:table-cell>
              <table:table-cell office:value-type="float" office:value="4.703877">
                <text:p>4.703877</text:p>
              </table:table-cell>
              <table:table-cell office:value-type="float" office:value="1.346723">
                <text:p>1.346723</text:p>
              </table:table-cell>
            </table:table-row>
            <table:table-row>
              <table:table-cell office:value-type="string">
                <text:p>14:42:16</text:p>
              </table:table-cell>
              <table:table-cell office:value-type="float" office:value="8.312586">
                <text:p>8.312586</text:p>
              </table:table-cell>
              <table:table-cell office:value-type="float" office:value="0.778793">
                <text:p>0.778793</text:p>
              </table:table-cell>
            </table:table-row>
            <table:table-row>
              <table:table-cell office:value-type="string">
                <text:p>14:42:17</text:p>
              </table:table-cell>
              <table:table-cell office:value-type="float" office:value="3.222254">
                <text:p>3.222254</text:p>
              </table:table-cell>
              <table:table-cell office:value-type="float" office:value="0.689579">
                <text:p>0.689579</text:p>
              </table:table-cell>
            </table:table-row>
            <table:table-row>
              <table:table-cell office:value-type="string">
                <text:p>14:42:18</text:p>
              </table:table-cell>
              <table:table-cell office:value-type="float" office:value="3.556739">
                <text:p>3.556739</text:p>
              </table:table-cell>
              <table:table-cell office:value-type="float" office:value="2.060371">
                <text:p>2.060371</text:p>
              </table:table-cell>
            </table:table-row>
            <table:table-row>
              <table:table-cell office:value-type="string">
                <text:p>14:42:19</text:p>
              </table:table-cell>
              <table:table-cell office:value-type="float" office:value="3.431026">
                <text:p>3.431026</text:p>
              </table:table-cell>
              <table:table-cell office:value-type="float" office:value="1.845894">
                <text:p>1.845894</text:p>
              </table:table-cell>
            </table:table-row>
            <table:table-row>
              <table:table-cell office:value-type="string">
                <text:p>14:42:20</text:p>
              </table:table-cell>
              <table:table-cell office:value-type="float" office:value="3.250466">
                <text:p>3.250466</text:p>
              </table:table-cell>
              <table:table-cell office:value-type="float" office:value="0.813367">
                <text:p>0.813367</text:p>
              </table:table-cell>
            </table:table-row>
            <table:table-row>
              <table:table-cell office:value-type="string">
                <text:p>14:42:21</text:p>
              </table:table-cell>
              <table:table-cell office:value-type="float" office:value="3.142486">
                <text:p>3.142486</text:p>
              </table:table-cell>
              <table:table-cell office:value-type="float" office:value="1.193888">
                <text:p>1.193888</text:p>
              </table:table-cell>
            </table:table-row>
            <table:table-row>
              <table:table-cell office:value-type="string">
                <text:p>14:42:22</text:p>
              </table:table-cell>
              <table:table-cell office:value-type="float" office:value="3.013252">
                <text:p>3.013252</text:p>
              </table:table-cell>
              <table:table-cell office:value-type="float" office:value="0.753678">
                <text:p>0.753678</text:p>
              </table:table-cell>
            </table:table-row>
            <table:table-row>
              <table:table-cell office:value-type="string">
                <text:p>14:42:23</text:p>
              </table:table-cell>
              <table:table-cell office:value-type="float" office:value="3.365233">
                <text:p>3.365233</text:p>
              </table:table-cell>
              <table:table-cell office:value-type="float" office:value="1.320275">
                <text:p>1.320275</text:p>
              </table:table-cell>
            </table:table-row>
            <table:table-row>
              <table:table-cell office:value-type="string">
                <text:p>14:42:24</text:p>
              </table:table-cell>
              <table:table-cell office:value-type="float" office:value="1.234338">
                <text:p>1.234338</text:p>
              </table:table-cell>
              <table:table-cell office:value-type="float" office:value="0.384252">
                <text:p>0.384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step.B2:step.B12 step.G1:step.G12" chart:data-source-has-labels="both" svg:x="0.32cm" svg:y="0.18cm" svg:width="12.726cm" svg:height="8.64cm">
          <chartooo:coordinate-region svg:x="0.941cm" svg:y="0.18cm" svg:width="12.105cm" svg:height="7.038cm"/>
          <chart:axis chart:dimension="x" chart:name="primary-x" chart:style-name="ch4" chartooo:axis-type="auto">
            <chartooo:date-scale/>
            <chart:categories table:cell-range-address="step.B2:step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ep.G2:step.G12" chart:label-cell-address="step.G1:step.G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step.G1:ste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42:14</text:p>
                <draw:g>
                  <svg:desc>step.B2:step.B12</svg:desc>
                </draw:g>
              </table:table-cell>
              <table:table-cell office:value-type="float" office:value="19">
                <text:p>19</text:p>
                <draw:g>
                  <svg:desc>step.G2:step.G12</svg:desc>
                </draw:g>
              </table:table-cell>
            </table:table-row>
            <table:table-row>
              <table:table-cell office:value-type="string">
                <text:p>14:42: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42: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step.G1:step.G12 step.C1:step.D12" chart:data-source-has-labels="row" svg:x="0.32cm" svg:y="0.18cm" svg:width="13.361cm" svg:height="8.64cm">
          <chartooo:coordinate-region svg:x="0.756cm" svg:y="0.353cm" svg:width="12.738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ep.C2:step.C12" chart:label-cell-address="step.C1:step.C1" chart:class="chart:scatter">
            <chart:domain table:cell-range-address="step.G2:step.G12"/>
            <chart:data-point chart:repeated="11"/>
          </chart:series>
          <chart:series chart:style-name="ch7" chart:values-cell-range-address="step.D2:step.D12" chart:label-cell-address="step.D1:step.D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step.C1:step.C1</svg:desc>
                </draw:g>
              </table:table-cell>
              <table:table-cell office:value-type="string">
                <text:p>xfertime</text:p>
                <draw:g>
                  <svg:desc>step.D1:step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step.G2:step.G12</svg:desc>
                </draw:g>
              </table:table-cell>
              <table:table-cell office:value-type="float" office:value="7.220579">
                <text:p>7.220579</text:p>
                <draw:g>
                  <svg:desc>step.C2:step.C12</svg:desc>
                </draw:g>
              </table:table-cell>
              <table:table-cell office:value-type="float" office:value="2.51675">
                <text:p>2.51675</text:p>
                <draw:g>
                  <svg:desc>step.D2:step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4.703877">
                <text:p>4.703877</text:p>
              </table:table-cell>
              <table:table-cell office:value-type="float" office:value="1.346723">
                <text:p>1.346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8.312586">
                <text:p>8.312586</text:p>
              </table:table-cell>
              <table:table-cell office:value-type="float" office:value="0.778793">
                <text:p>0.7787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.222254">
                <text:p>3.222254</text:p>
              </table:table-cell>
              <table:table-cell office:value-type="float" office:value="0.689579">
                <text:p>0.689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3.556739">
                <text:p>3.556739</text:p>
              </table:table-cell>
              <table:table-cell office:value-type="float" office:value="2.060371">
                <text:p>2.060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3.431026">
                <text:p>3.431026</text:p>
              </table:table-cell>
              <table:table-cell office:value-type="float" office:value="1.845894">
                <text:p>1.845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3.250466">
                <text:p>3.250466</text:p>
              </table:table-cell>
              <table:table-cell office:value-type="float" office:value="0.813367">
                <text:p>0.813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3.142486">
                <text:p>3.142486</text:p>
              </table:table-cell>
              <table:table-cell office:value-type="float" office:value="1.193888">
                <text:p>1.193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.013252">
                <text:p>3.013252</text:p>
              </table:table-cell>
              <table:table-cell office:value-type="float" office:value="0.753678">
                <text:p>0.753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.365233">
                <text:p>3.365233</text:p>
              </table:table-cell>
              <table:table-cell office:value-type="float" office:value="1.320275">
                <text:p>1.320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234338">
                <text:p>1.234338</text:p>
              </table:table-cell>
              <table:table-cell office:value-type="float" office:value="0.384252">
                <text:p>0.3842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